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A000055C8000033FD0CF18E96.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dvEPSTIM" svg:font-family="AdvEPSTIM" style:font-family-generic="roman"/>
    <style:font-face style:name="CMR12" svg:font-family="CMR12" style:font-family-generic="roman"/>
    <style:font-face style:name="Calibri" svg:font-family="Calibri" style:font-family-generic="roman"/>
    <style:font-face style:name="Liberation Serif1" svg:font-family="'Liberation Serif'" style:font-family-generic="roman"/>
    <style:font-face style:name="Tahoma" svg:font-family="Tahom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cec92"/>
    </style:style>
    <style:style style:name="P2" style:family="paragraph" style:parent-style-name="Standard">
      <style:paragraph-properties fo:margin-top="0cm" fo:margin-bottom="0.353cm" loext:contextual-spacing="false" fo:line-height="115%"/>
      <style:text-properties style:font-name="Calibri" fo:font-size="11pt" fo:language="en" fo:country="none" fo:font-weight="normal" officeooo:paragraph-rsid="000cec92" style:font-size-asian="11pt" style:font-weight-asian="normal"/>
    </style:style>
    <style:style style:name="P3" style:family="paragraph" style:parent-style-name="Standard">
      <style:paragraph-properties fo:margin-top="0cm" fo:margin-bottom="0.353cm" loext:contextual-spacing="false" fo:line-height="115%"/>
      <style:text-properties officeooo:paragraph-rsid="000cec92"/>
    </style:style>
    <style:style style:name="P4" style:family="paragraph" style:parent-style-name="Standard">
      <style:paragraph-properties fo:margin-top="0cm" fo:margin-bottom="0.353cm" loext:contextual-spacing="false" fo:line-height="115%"/>
      <style:text-properties style:font-name="CMR12" fo:font-size="12pt" fo:language="en" fo:country="none" fo:font-weight="normal" officeooo:paragraph-rsid="000cec92" style:font-size-asian="12pt" style:font-weight-asian="normal"/>
    </style:style>
    <style:style style:name="P5" style:family="paragraph" style:parent-style-name="Standard">
      <style:paragraph-properties fo:margin-top="0cm" fo:margin-bottom="0.353cm" loext:contextual-spacing="false" fo:line-height="115%"/>
      <style:text-properties fo:color="#000000" style:font-name="Liberation Sans" fo:font-size="12pt" fo:language="en" fo:country="none" fo:font-weight="normal" officeooo:paragraph-rsid="000cec92" style:font-size-asian="12pt" style:font-weight-asian="normal" style:font-size-complex="12pt"/>
    </style:style>
    <style:style style:name="P6" style:family="paragraph" style:parent-style-name="Standard">
      <style:paragraph-properties fo:margin-top="0cm" fo:margin-bottom="0.353cm" loext:contextual-spacing="false" fo:line-height="115%"/>
      <style:text-properties fo:font-size="22pt" style:text-underline-style="solid" style:text-underline-width="auto" style:text-underline-color="font-color" fo:font-weight="bold" officeooo:paragraph-rsid="000cec92" style:font-size-asian="22pt" style:font-weight-asian="bold" style:font-size-complex="22pt" style:font-weight-complex="bold"/>
    </style:style>
    <style:style style:name="P7" style:family="paragraph" style:parent-style-name="Standard">
      <style:paragraph-properties fo:margin-top="0cm" fo:margin-bottom="0.353cm" loext:contextual-spacing="false" fo:line-height="115%"/>
      <style:text-properties style:font-name="Liberation Sans" fo:font-size="12pt" fo:language="en" fo:country="none" fo:font-weight="normal" officeooo:paragraph-rsid="000cec92" style:font-size-asian="12pt" style:font-weight-asian="normal" style:font-size-complex="12pt"/>
    </style:style>
    <style:style style:name="P8" style:family="paragraph" style:parent-style-name="Standard" style:master-page-name="Standard">
      <style:paragraph-properties fo:margin-top="0cm" fo:margin-bottom="0.353cm" loext:contextual-spacing="false" fo:line-height="115%" fo:text-align="center" style:justify-single-word="false" style:page-number="auto"/>
      <style:text-properties style:font-name="Calibri" fo:font-size="40pt" fo:language="en" fo:country="none" fo:font-weight="bold" officeooo:paragraph-rsid="000cec92" style:font-size-asian="40pt" style:font-weight-asian="bold" style:font-size-complex="40pt"/>
    </style:style>
    <style:style style:name="P9" style:family="paragraph" style:parent-style-name="Standard">
      <style:paragraph-properties fo:margin-top="0cm" fo:margin-bottom="0.353cm" loext:contextual-spacing="false" fo:line-height="115%"/>
      <style:text-properties style:font-name="Calibri" fo:font-size="11pt" fo:language="en" fo:country="none" fo:font-weight="normal" officeooo:paragraph-rsid="000cec92" style:font-size-asian="11pt" style:font-weight-asian="normal"/>
    </style:style>
    <style:style style:name="P10" style:family="paragraph" style:parent-style-name="Standard">
      <style:paragraph-properties fo:margin-top="0cm" fo:margin-bottom="0.353cm" loext:contextual-spacing="false" fo:line-height="115%"/>
      <style:text-properties style:font-name="Calibri" fo:font-size="11pt" fo:language="en" fo:country="none" fo:font-weight="normal" officeooo:rsid="000fb11c" officeooo:paragraph-rsid="000fb11c" style:font-size-asian="11pt" style:font-weight-asian="normal"/>
    </style:style>
    <style:style style:name="P11" style:family="paragraph" style:parent-style-name="Standard">
      <style:paragraph-properties fo:margin-top="0cm" fo:margin-bottom="0.353cm" loext:contextual-spacing="false" fo:line-height="115%"/>
      <style:text-properties style:font-name="Calibri" fo:font-size="11pt" fo:language="en" fo:country="none" fo:font-weight="normal" officeooo:rsid="00127beb" officeooo:paragraph-rsid="00127beb" style:font-size-asian="11pt" style:font-weight-asian="normal"/>
    </style:style>
    <style:style style:name="P12" style:family="paragraph" style:parent-style-name="Standard">
      <style:paragraph-properties fo:margin-top="0cm" fo:margin-bottom="0.353cm" loext:contextual-spacing="false" fo:line-height="115%"/>
      <style:text-properties style:font-name="Calibri" fo:font-size="24pt" fo:language="en" fo:country="none" style:text-underline-style="solid" style:text-underline-width="auto" style:text-underline-color="font-color" fo:font-weight="bold" officeooo:paragraph-rsid="000cec92" style:font-size-asian="24pt" style:font-weight-asian="bold" style:font-size-complex="24pt" style:font-weight-complex="bold"/>
    </style:style>
    <style:style style:name="P13" style:family="paragraph" style:parent-style-name="Standard">
      <style:paragraph-properties fo:margin-top="0cm" fo:margin-bottom="0.353cm" loext:contextual-spacing="false" fo:line-height="115%"/>
      <style:text-properties style:font-name="Calibri" fo:font-size="18pt" fo:language="en" fo:country="none" fo:font-weight="bold" officeooo:paragraph-rsid="000cec92" style:font-size-asian="18pt" style:font-weight-asian="bold"/>
    </style:style>
    <style:style style:name="P14" style:family="paragraph" style:parent-style-name="Standard">
      <style:paragraph-properties fo:margin-top="0cm" fo:margin-bottom="0.353cm" loext:contextual-spacing="false" fo:line-height="115%"/>
      <style:text-properties style:font-name="Calibri" fo:font-size="22pt" fo:language="en" fo:country="none" style:text-underline-style="solid" style:text-underline-width="auto" style:text-underline-color="font-color" fo:font-weight="bold" officeooo:paragraph-rsid="000cec92" style:font-size-asian="22pt" style:font-weight-asian="bold" style:font-size-complex="22pt" style:font-weight-complex="bold"/>
    </style:style>
    <style:style style:name="P15" style:family="paragraph" style:parent-style-name="Standard">
      <style:paragraph-properties fo:margin-top="0cm" fo:margin-bottom="0.353cm" loext:contextual-spacing="false" fo:line-height="115%"/>
      <style:text-properties style:font-name="CMR12" fo:font-size="12pt" fo:language="en" fo:country="none" fo:font-weight="normal" officeooo:paragraph-rsid="000cec92" style:font-size-asian="12pt" style:font-weight-asian="normal"/>
    </style:style>
    <style:style style:name="P16" style:family="paragraph" style:parent-style-name="Standard">
      <style:paragraph-properties fo:margin-top="0cm" fo:margin-bottom="0.353cm" loext:contextual-spacing="false" fo:line-height="115%"/>
      <style:text-properties fo:color="#000000" style:font-name="Liberation Sans" fo:font-size="12pt" fo:language="en" fo:country="none" fo:font-weight="normal" officeooo:paragraph-rsid="000cec92" style:font-size-asian="12pt" style:font-weight-asian="normal" style:font-size-complex="12pt"/>
    </style:style>
    <style:style style:name="P17" style:family="paragraph" style:parent-style-name="Standard">
      <style:text-properties style:font-name="CMR12" fo:font-size="12pt" fo:language="en" fo:country="none" fo:font-weight="normal" officeooo:paragraph-rsid="000cec92" style:font-size-asian="12pt" style:font-weight-asian="normal"/>
    </style:style>
    <style:style style:name="P18" style:family="paragraph" style:parent-style-name="Standard">
      <style:text-properties style:font-name="Liberation Sans" fo:font-size="12pt" fo:language="en" fo:country="none" fo:font-weight="normal" officeooo:paragraph-rsid="000cec92" style:font-size-asian="12pt" style:font-weight-asian="normal" style:font-size-complex="12pt"/>
    </style:style>
    <style:style style:name="P19" style:family="paragraph" style:parent-style-name="Standard">
      <style:text-properties fo:color="#000000" style:font-name="Liberation Sans" fo:font-size="12pt" fo:language="en" fo:country="none" fo:font-weight="normal" officeooo:paragraph-rsid="000cec92" style:font-size-asian="12pt" style:font-weight-asian="normal" style:font-size-complex="12pt"/>
    </style:style>
    <style:style style:name="P20" style:family="paragraph" style:parent-style-name="Standard" style:list-style-name="WWNum1">
      <style:paragraph-properties fo:margin-left="1.27cm" fo:margin-right="0cm" fo:margin-top="0cm" fo:margin-bottom="0.353cm" loext:contextual-spacing="false" fo:line-height="115%" fo:text-indent="-0.635cm" style:auto-text-indent="false">
        <style:tab-stops/>
      </style:paragraph-properties>
      <style:text-properties style:font-name="CMR12" fo:font-size="12pt" fo:language="en" fo:country="none" fo:font-weight="normal" officeooo:paragraph-rsid="000cec92" style:font-size-asian="12pt" style:font-weight-asian="normal"/>
    </style:style>
    <style:style style:name="P21" style:family="paragraph" style:parent-style-name="Standard" style:list-style-name="WWNum1">
      <style:paragraph-properties fo:margin-left="1.27cm" fo:margin-right="0cm" fo:margin-top="0cm" fo:margin-bottom="0.353cm" loext:contextual-spacing="false" fo:line-height="115%" fo:text-indent="-0.635cm" style:auto-text-indent="false">
        <style:tab-stops/>
      </style:paragraph-properties>
      <style:text-properties style:font-name="Calibri" fo:font-size="11pt" fo:language="en" fo:country="none" fo:font-weight="normal" officeooo:paragraph-rsid="000cec92" style:font-size-asian="11pt" style:font-weight-asian="normal"/>
    </style:style>
    <style:style style:name="T1" style:family="text">
      <style:text-properties style:font-name="Calibri" fo:font-size="24pt" fo:language="en" fo:country="none" style:text-underline-style="solid" style:text-underline-width="auto" style:text-underline-color="font-color" fo:font-weight="bold" style:font-size-asian="24pt" style:font-weight-asian="bold" style:font-size-complex="24pt" style:font-weight-complex="bold"/>
    </style:style>
    <style:style style:name="T2" style:family="text">
      <style:text-properties style:font-name="Calibri" fo:font-size="18pt" fo:language="en" fo:country="none" fo:font-weight="normal" style:font-size-asian="18pt" style:font-weight-asian="normal"/>
    </style:style>
    <style:style style:name="T3" style:family="text">
      <style:text-properties fo:font-size="18pt" fo:font-weight="bold" style:font-size-asian="18pt" style:font-weight-asian="bold"/>
    </style:style>
    <style:style style:name="T4" style:family="text">
      <style:text-properties fo:color="#000000"/>
    </style:style>
    <style:style style:name="T5" style:family="text">
      <style:text-properties fo:color="#000000" officeooo:rsid="000cec92"/>
    </style:style>
    <style:style style:name="T6"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officeooo:rsid="000eafcf"/>
    </style:style>
    <style:style style:name="T8" style:family="text">
      <style:text-properties officeooo:rsid="0010ed36"/>
    </style:style>
    <style:style style:name="T9" style:family="text">
      <style:text-properties officeooo:rsid="0013b2aa"/>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mposter detection through chat analysis</text:p>
      <text:p text:style-name="P2"/>
      <text:p text:style-name="P3"/>
      <text:p text:style-name="P3"/>
      <text:p text:style-name="P3"><text:span text:style-name="T1">Introduction:</text:span><text:span text:style-name="T2">- </text:span></text:p>
      <text:p text:style-name="P2">OSN or any messeging service is designed for the people to share their informtion and whereabouts <text:s/>over the network. Right now there is no utility to determine who is at the other end chat service. Whether it is the owner of profile or some imposter ! Should I share my information with him or not ? </text:p>
      <text:p text:style-name="P17">However, IM technology serves as a double edged sword and could be misused</text:p>
      <text:p text:style-name="P17">for illegitimate information exchange or committing crimes for its anonymity</text:p>
      <text:p text:style-name="P4">and completely uncontrolled chatting environment.</text:p>
      <text:p text:style-name="P4"/>
      <text:p text:style-name="P4"/>
      <text:p text:style-name="P12">Dataset:-</text:p>
      <text:list xml:id="list7237582361617807869" text:style-name="WWNum1">
        <text:list-item>
          <text:p text:style-name="P20">Should contain atleast 500 lines of chat between two users for the training purpose.</text:p>
        </text:list-item>
        <text:list-item>
          <text:p text:style-name="P21">Publically available datasets are available for testing purpose. (Myspace, Bebo, Netlog, Tagged).</text:p>
        </text:list-item>
        <text:list-item>
          <text:p text:style-name="P21">Live dataset from Whatsapp can also be extracted from a daemon android app.</text:p>
        </text:list-item>
      </text:list>
      <text:p text:style-name="P2"/>
      <text:p text:style-name="P2"/>
      <text:p text:style-name="P2"/>
      <text:p text:style-name="P2"/>
      <text:p text:style-name="P2"><text:soft-page-break/></text:p>
      <text:p text:style-name="P2"><text:span text:style-name="T3"><text:tab/><text:tab/><text:tab/> <text:s text:c="10"/></text:span><text:span text:style-name="T6">Flowchart:-</text:span></text:p>
      <text:p text:style-name="P2"/>
      <text:p text:style-name="P13"><draw:frame draw:style-name="fr1" draw:name="Image1" text:anchor-type="as-char" svg:y="-14.654cm" svg:width="17.933cm" svg:height="16.177cm" draw:z-index="0"><draw:image xlink:href="Pictures/2000000A000055C8000033FD0CF18E96.wmf" xlink:type="simple" xlink:show="embed" xlink:actuate="onLoad"/></draw:frame></text:p>
      <text:p text:style-name="P3"/>
      <text:p text:style-name="P3"/>
      <text:p text:style-name="P3"/>
      <text:p text:style-name="P3"/>
      <text:p text:style-name="P3"/>
      <text:p text:style-name="P3"/>
      <text:p text:style-name="P3"><text:soft-page-break/></text:p>
      <text:p text:style-name="P14">Probable Features That can be extracted:-</text:p>
      <text:p text:style-name="P6"/>
      <text:p text:style-name="P2">1)Frequency of words</text:p>
      <text:p text:style-name="P2">2)Message Length</text:p>
      <text:p text:style-name="P2">3)Average word length <text:span text:style-name="T7">in a message</text:span></text:p>
      <text:p text:style-name="P2">4)Punctuation usage</text:p>
      <text:p text:style-name="P2">5)Stopword Usage</text:p>
      <text:p text:style-name="P2">6)Simley Usage</text:p>
      <text:p text:style-name="P2">7)Richness of vocabulary</text:p>
      <text:p text:style-name="P2">8)No of images and Hyperlinks</text:p>
      <text:p text:style-name="P2">9)Acronymn used</text:p>
      <text:p text:style-name="P2">10)Frequently used Short forms</text:p>
      <text:p text:style-name="P2">11)Synonymns</text:p>
      <text:p text:style-name="P2">12) Misspelt Terms</text:p>
      <text:p text:style-name="P2">13)Duration of Chat</text:p>
      <text:p text:style-name="P2">14) Topic of chat</text:p>
      <text:p text:style-name="P2">15) Emotional Content of chat</text:p>
      <text:p text:style-name="P2">16) Duration between successive replies</text:p>
      <text:p text:style-name="P2">17)Location of chat</text:p>
      <text:p text:style-name="P2">18)Preferred Language</text:p>
      <text:p text:style-name="P10">19) starting and ending <text:span text:style-name="T8">line of session.</text:span></text:p>
      <text:p text:style-name="P11">20)Average number of words <text:span text:style-name="T9">in a message</text:span></text:p>
      <text:p text:style-name="P11"/>
      <text:p text:style-name="P10"/>
      <text:p text:style-name="P2"/>
      <text:p text:style-name="P1"/>
      <text:p text:style-name="P1"><text:soft-page-break/></text:p>
      <text:p text:style-name="P1"/>
      <text:p text:style-name="P1"/>
      <text:p text:style-name="P1"/>
      <text:p text:style-name="P1"/>
      <text:p text:style-name="P1"/>
      <text:p text:style-name="P1"/>
      <text:p text:style-name="P1"/>
      <text:p text:style-name="P1"/>
      <text:p text:style-name="P18">The framework consists of three stages: data acquisition, preprocessing, and classification. The last two stages contain several software modules that execute in a pipelined fashion.</text:p>
      <text:p text:style-name="P18"/>
      <text:p text:style-name="P19">After the chat corpus is generated, it undergoes several preprocessing steps to improve classification accuracies. Each preprocessing step is designed as a separate software module. In our framework, the preprocessing stage involves two modules filtering and feature extraction . The cleansing/filtering module aims to obtain a set of representative terms for each user. For this purpose,non-alphanumeric characters (e.g., whitespaces, punctuation marks) are eliminated. <text:s/>Single-word messages are also ignored since these are mostly uninformative salutations. The features of the user instances are formed by the remaining terms, where the tf–idf (term frequency–inverse document frequency) values are used as the feature values. Finally, the user instances that contain only a small number of features, i.e, those that have less than a pre-determined number of terms, are eliminated.In order to balance instance sizes, a fixed number of consecutive terms is selected for each user, and the remaining terms are discarded.The classification stage contains three modules. In the cross validation module, the instances in the dataset are shuffled and divided into 10 equal-sized instance blocks. One of these blocks is selected as the test instance block while other instance blocks are used for the training the framework. The training module uses the training instances supplied by the cross validation module. The output of the training module is a classification model, which is used by the testing module in order to predict the classes of each test instance. The testing module produces a set of predictions based on the classification model and the accuracy of a test is defined as the number of correct predictions divided by the number of total predictions. This operation is repeated 10 times, each time with a different block selected as the test instance block. The average of all predictions gives the prediction accuracy of a classifier.</text:p>
      <text:p text:style-name="P5"/>
      <text:p text:style-name="P5">Classification model <text:s/>: - The ML technique that can be encorprated are</text:p>
      <text:p text:style-name="P5">1)Naive Bayes</text:p>
      <text:p text:style-name="P5">2)SVM</text:p>
      <text:p text:style-name="P5">3)Associative classification</text:p>
      <text:p text:style-name="P7"/>
      <text:p text:style-name="P7"><text:span text:style-name="T4">We have to check which algorithm gives best results.</text:span><text:span text:style-name="T5">Other algorithms can also be added depending upn the results that they g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AdvEPSTIM" svg:font-family="AdvEPSTIM" style:font-family-generic="roman"/>
    <style:font-face style:name="CMR12" svg:font-family="CMR12" style:font-family-generic="roman"/>
    <style:font-face style:name="Calibri" svg:font-family="Calibri" style:font-family-generic="roman"/>
    <style:font-face style:name="Liberation Serif1" svg:font-family="'Liberation Serif'" style:font-family-generic="roman"/>
    <style:font-face style:name="Tahoma" svg:font-family="Tahom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4:33:42.418197394</meta:creation-date>
    <dc:date>2015-09-01T23:35:08.870670724</dc:date>
    <meta:editing-duration>PT2H20M2S</meta:editing-duration>
    <meta:editing-cycles>6</meta:editing-cycles>
    <meta:generator>LibreOffice/4.4.2.2$Linux_X86_64 LibreOffice_project/40m0$Build-2</meta:generator>
    <meta:document-statistic meta:table-count="0" meta:image-count="1" meta:object-count="0" meta:page-count="4" meta:paragraph-count="40" meta:word-count="573" meta:character-count="3732" meta:non-whitespace-character-count="3184"/>
  </office:meta>
</office:document-meta>
</file>